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30c34" officeooo:paragraph-rsid="00030c34"/>
    </style:style>
    <style:style style:name="P2" style:family="paragraph" style:parent-style-name="Preformatted_20_Text" style:list-style-name="L27"/>
    <style:style style:name="P3" style:family="paragraph" style:parent-style-name="Preformatted_20_Text" style:list-style-name="L27">
      <style:paragraph-properties style:writing-mode="lr-tb"/>
    </style:style>
    <style:style style:name="P4" style:family="paragraph" style:parent-style-name="Preformatted_20_Text" style:list-style-name="L27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27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 style:list-style-name="L2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 style:list-style-name="L28"/>
    <style:style style:name="P8" style:family="paragraph" style:parent-style-name="Preformatted_20_Text" style:list-style-name="L2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Standard">
      <style:paragraph-properties style:writing-mode="lr-tb"/>
    </style:style>
    <style:style style:name="P10" style:family="paragraph" style:parent-style-name="Text_20_body">
      <style:paragraph-properties style:writing-mode="lr-tb"/>
    </style:style>
    <style:style style:name="P11" style:family="paragraph" style:parent-style-name="Text_20_body" style:list-style-name="L23"/>
    <style:style style:name="P12" style:family="paragraph" style:parent-style-name="Text_20_body" style:list-style-name="L23">
      <style:paragraph-properties fo:margin-top="0in" fo:margin-bottom="0in" style:contextual-spacing="false"/>
    </style:style>
    <style:style style:name="P13" style:family="paragraph" style:parent-style-name="Text_20_body" style:list-style-name="L24"/>
    <style:style style:name="P14" style:family="paragraph" style:parent-style-name="Text_20_body" style:list-style-name="L24">
      <style:paragraph-properties fo:margin-top="0in" fo:margin-bottom="0in" style:contextual-spacing="false"/>
    </style:style>
    <style:style style:name="P15" style:family="paragraph" style:parent-style-name="Text_20_body" style:list-style-name="L25"/>
    <style:style style:name="P16" style:family="paragraph" style:parent-style-name="Text_20_body" style:list-style-name="L25">
      <style:paragraph-properties fo:margin-top="0in" fo:margin-bottom="0in" style:contextual-spacing="false"/>
    </style:style>
    <style:style style:name="P17" style:family="paragraph" style:parent-style-name="Text_20_body" style:list-style-name="L26"/>
    <style:style style:name="P18" style:family="paragraph" style:parent-style-name="Text_20_body" style:list-style-name="L26">
      <style:paragraph-properties fo:margin-top="0in" fo:margin-bottom="0in" style:contextual-spacing="false"/>
    </style:style>
    <style:style style:name="P19" style:family="paragraph" style:parent-style-name="Text_20_body" style:list-style-name="L27"/>
    <style:style style:name="P20" style:family="paragraph" style:parent-style-name="Text_20_body" style:list-style-name="L28"/>
    <style:style style:name="P21" style:family="paragraph" style:parent-style-name="Text_20_body" style:list-style-name="L29"/>
    <style:style style:name="P22" style:family="paragraph" style:parent-style-name="Text_20_body" style:list-style-name="L29">
      <style:paragraph-properties fo:margin-top="0in" fo:margin-bottom="0in" style:contextual-spacing="false"/>
    </style:style>
    <style:style style:name="P23" style:family="paragraph" style:parent-style-name="Text_20_body" style:list-style-name="L30"/>
    <style:style style:name="P24" style:family="paragraph" style:parent-style-name="Text_20_body" style:list-style-name="L30">
      <style:paragraph-properties fo:margin-top="0in" fo:margin-bottom="0in" style:contextual-spacing="false"/>
    </style:style>
    <style:style style:name="P25" style:family="paragraph" style:parent-style-name="Text_20_body" style:list-style-name="L31"/>
    <style:style style:name="P26" style:family="paragraph" style:parent-style-name="Text_20_body" style:list-style-name="L31">
      <style:paragraph-properties fo:margin-top="0in" fo:margin-bottom="0in" style:contextual-spacing="false"/>
    </style:style>
    <style:style style:name="P27" style:family="paragraph" style:parent-style-name="Text_20_body" style:list-style-name="L32"/>
    <style:style style:name="P28" style:family="paragraph" style:parent-style-name="Text_20_body" style:list-style-name="L32">
      <style:paragraph-properties fo:margin-top="0in" fo:margin-bottom="0in" style:contextual-spacing="false"/>
    </style:style>
    <style:style style:name="P29" style:family="paragraph" style:parent-style-name="Text_20_body" style:list-style-name="L33"/>
    <style:style style:name="P30" style:family="paragraph" style:parent-style-name="Text_20_body" style:list-style-name="L33">
      <style:paragraph-properties fo:margin-top="0in" fo:margin-bottom="0in" style:contextual-spacing="false"/>
    </style:style>
    <style:style style:name="T1" style:family="text">
      <style:text-properties officeooo:rsid="00030c3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Heading_20_3" text:outline-level="3">E-commerce Application Documentation</text:h>
      <text:p text:style-name="Horizontal_20_Line"/>
      <text:h text:style-name="P1" text:outline-level="2">Ukason</text:h>
      <text:p text:style-name="Text_20_body"><text:span text:style-name="Strong_20_Emphasis">E-commerce Application Documentation</text:span></text:p>
      <text:p text:style-name="Text_20_body"><text:span text:style-name="Strong_20_Emphasis">Author</text:span>: <text:span text:style-name="T1">Alex Ukah</text:span><text:line-break/><text:span text:style-name="Strong_20_Emphasis">Date</text:span>: July 21, 2024</text:p>
      <text:p text:style-name="Text_20_body"><text:span text:style-name="Strong_20_Emphasis">Description</text:span>:<text:line-break/>This document provides comprehensive documentation for the E-commerce Application, covering setup, architecture, features, and user guides.</text:p>
      <text:p text:style-name="Horizontal_20_Line"/>
      <text:h text:style-name="Heading_20_2" text:outline-level="2">Table of Contents</text:h>
      <text:list text:style-name="L23">
        <text:list-item>
          <text:p text:style-name="P12"><text:a xlink:type="simple" xlink:href="#Project Overview|outline" text:style-name="Internet_20_link" text:visited-style-name="Visited_20_Internet_20_Link">Project Overview</text:a></text:p>
        </text:list-item>
        <text:list-item>
          <text:p text:style-name="P12"><text:a xlink:type="simple" xlink:href="#Setup Instructions|outline" text:style-name="Internet_20_link" text:visited-style-name="Visited_20_Internet_20_Link">Setup Instructions</text:a></text:p>
          <text:list>
            <text:list-item>
              <text:p text:style-name="P12"><text:a xlink:type="simple" xlink:href="#Prerequisites|outline" text:style-name="Internet_20_link" text:visited-style-name="Visited_20_Internet_20_Link">Prerequisites</text:a></text:p>
            </text:list-item>
            <text:list-item>
              <text:p text:style-name="P12"><text:a xlink:type="simple" xlink:href="#Backend Setup|outline" text:style-name="Internet_20_link" text:visited-style-name="Visited_20_Internet_20_Link">Backend Setup</text:a></text:p>
            </text:list-item>
            <text:list-item>
              <text:p text:style-name="P12"><text:a xlink:type="simple" xlink:href="#Frontend Setup|outline" text:style-name="Internet_20_link" text:visited-style-name="Visited_20_Internet_20_Link">Frontend Setup</text:a></text:p>
            </text:list-item>
          </text:list>
        </text:list-item>
        <text:list-item>
          <text:p text:style-name="P12"><text:a xlink:type="simple" xlink:href="#Architecture and Design|outline" text:style-name="Internet_20_link" text:visited-style-name="Visited_20_Internet_20_Link">Architecture and Design</text:a></text:p>
          <text:list>
            <text:list-item>
              <text:p text:style-name="P12"><text:a xlink:type="simple" xlink:href="#High-Level Architecture|outline" text:style-name="Internet_20_link" text:visited-style-name="Visited_20_Internet_20_Link">High-Level Architecture</text:a></text:p>
            </text:list-item>
            <text:list-item>
              <text:p text:style-name="P12"><text:a xlink:type="simple" xlink:href="#Database Schema|outline" text:style-name="Internet_20_link" text:visited-style-name="Visited_20_Internet_20_Link">Database Schema</text:a></text:p>
            </text:list-item>
          </text:list>
        </text:list-item>
        <text:list-item>
          <text:p text:style-name="P12"><text:a xlink:type="simple" xlink:href="#Features and Functionality|outline" text:style-name="Internet_20_link" text:visited-style-name="Visited_20_Internet_20_Link">Features and Functionality</text:a></text:p>
          <text:list>
            <text:list-item>
              <text:p text:style-name="P12"><text:a xlink:type="simple" xlink:href="#User Authentication|outline" text:style-name="Internet_20_link" text:visited-style-name="Visited_20_Internet_20_Link">User Authentication</text:a></text:p>
            </text:list-item>
            <text:list-item>
              <text:p text:style-name="P12"><text:a xlink:type="simple" xlink:href="#Product Management|outline" text:style-name="Internet_20_link" text:visited-style-name="Visited_20_Internet_20_Link">Product Management</text:a></text:p>
            </text:list-item>
            <text:list-item>
              <text:p text:style-name="P12"><text:a xlink:type="simple" xlink:href="#Shopping Cart and Checkout|outline" text:style-name="Internet_20_link" text:visited-style-name="Visited_20_Internet_20_Link">Shopping Cart and Checkout</text:a></text:p>
            </text:list-item>
          </text:list>
        </text:list-item>
        <text:list-item>
          <text:p text:style-name="P12"><text:a xlink:type="simple" xlink:href="#Usage Guide|outline" text:style-name="Internet_20_link" text:visited-style-name="Visited_20_Internet_20_Link">Usage Guide</text:a></text:p>
          <text:list>
            <text:list-item>
              <text:p text:style-name="P12"><text:a xlink:type="simple" xlink:href="#Navigating the Application|outline" text:style-name="Internet_20_link" text:visited-style-name="Visited_20_Internet_20_Link">Navigating the Application</text:a></text:p>
            </text:list-item>
            <text:list-item>
              <text:p text:style-name="P12"><text:a xlink:type="simple" xlink:href="#Admin Features|outline" text:style-name="Internet_20_link" text:visited-style-name="Visited_20_Internet_20_Link">Admin Features</text:a></text:p>
            </text:list-item>
          </text:list>
        </text:list-item>
        <text:list-item>
          <text:p text:style-name="P12"><text:a xlink:type="simple" xlink:href="#Conclusion|outline" text:style-name="Internet_20_link" text:visited-style-name="Visited_20_Internet_20_Link">Conclusion</text:a></text:p>
          <text:list>
            <text:list-item>
              <text:p text:style-name="P12"><text:a xlink:type="simple" xlink:href="#Summary|outline" text:style-name="Internet_20_link" text:visited-style-name="Visited_20_Internet_20_Link">Summary</text:a></text:p>
            </text:list-item>
            <text:list-item>
              <text:p text:style-name="P12"><text:a xlink:type="simple" xlink:href="#Future Enhancements|outline" text:style-name="Internet_20_link" text:visited-style-name="Visited_20_Internet_20_Link">Future Enhancements</text:a></text:p>
            </text:list-item>
          </text:list>
        </text:list-item>
        <text:list-item>
          <text:p text:style-name="P12"><text:a xlink:type="simple" xlink:href="#Appendix|outline" text:style-name="Internet_20_link" text:visited-style-name="Visited_20_Internet_20_Link">Appendix</text:a></text:p>
          <text:list>
            <text:list-item>
              <text:p text:style-name="P12"><text:a xlink:type="simple" xlink:href="#References|outline" text:style-name="Internet_20_link" text:visited-style-name="Visited_20_Internet_20_Link">References</text:a></text:p>
            </text:list-item>
            <text:list-item>
              <text:p text:style-name="P11"><text:a xlink:type="simple" xlink:href="#Glossary|outline" text:style-name="Internet_20_link" text:visited-style-name="Visited_20_Internet_20_Link">Glossary</text:a></text:p>
            </text:list-item>
          </text:list>
        </text:list-item>
      </text:list>
      <text:p text:style-name="Horizontal_20_Line"/>
      <text:h text:style-name="Heading_20_2" text:outline-level="2"><text:a xlink:type="simple" xlink:href="#Project Overview|outline" text:style-name="Internet_20_link" text:visited-style-name="Visited_20_Internet_20_Link"><text:soft-page-break/>Project Overview</text:a></text:h>
      <text:h text:style-name="Heading_20_3" text:outline-level="3">Overview</text:h>
      <text:p text:style-name="Text_20_body">The E-commerce Application is designed to provide users with a seamless online shopping experience, featuring user authentication, product listings, a shopping cart, and payment integration.</text:p>
      <text:h text:style-name="Heading_20_3" text:outline-level="3">Objectives</text:h>
      <text:list text:style-name="L24">
        <text:list-item>
          <text:p text:style-name="P14">Implement user authentication and authorization.</text:p>
        </text:list-item>
        <text:list-item>
          <text:p text:style-name="P14">Create a product listing and detail pages.</text:p>
        </text:list-item>
        <text:list-item>
          <text:p text:style-name="P14">Develop a shopping cart and checkout process.</text:p>
        </text:list-item>
        <text:list-item>
          <text:p text:style-name="P13">Integrate a payment gateway.</text:p>
        </text:list-item>
      </text:list>
      <text:h text:style-name="Heading_20_3" text:outline-level="3">Technologies Used</text:h>
      <text:list text:style-name="L25">
        <text:list-item>
          <text:p text:style-name="P16"><text:span text:style-name="Strong_20_Emphasis">Frontend</text:span>: React, Redux, Axios, React Router</text:p>
        </text:list-item>
        <text:list-item>
          <text:p text:style-name="P16"><text:span text:style-name="Strong_20_Emphasis">Backend</text:span>: Node.js, Express, Sequelize, PostgreSQL</text:p>
        </text:list-item>
        <text:list-item>
          <text:p text:style-name="P15"><text:span text:style-name="Strong_20_Emphasis">Other</text:span>: JWT for authentication, Stripe for payments, dotenv for environment variables</text:p>
        </text:list-item>
      </text:list>
      <text:p text:style-name="Horizontal_20_Line"/>
      <text:h text:style-name="Heading_20_2" text:outline-level="2">Setup Instructions</text:h>
      <text:h text:style-name="Heading_20_3" text:outline-level="3">Prerequisites</text:h>
      <text:list text:style-name="L26">
        <text:list-item>
          <text:p text:style-name="P18">Node.js (v14.x or higher)</text:p>
        </text:list-item>
        <text:list-item>
          <text:p text:style-name="P18">PostgreSQL (v12.x or higher)</text:p>
        </text:list-item>
        <text:list-item>
          <text:p text:style-name="P17">Git</text:p>
        </text:list-item>
      </text:list>
      <text:h text:style-name="Heading_20_3" text:outline-level="3">Backend Setup</text:h>
      <text:list text:style-name="L27">
        <text:list-item>
          <text:p text:style-name="P19"><text:span text:style-name="Strong_20_Emphasis">Clone the repository</text:span>:</text:p>
          <text:p text:style-name="P2">bash</text:p>
          <text:p text:style-name="P2">Copy code</text:p>
          <text:p text:style-name="P5"><text:span text:style-name="Source_20_Text">git clone https://github.com/your-username/ecommerce-app.git</text:span></text:p>
          <text:p text:style-name="P4"><text:span text:style-name="Source_20_Text">cd ecommerce-app/backend</text:span></text:p>
        </text:list-item>
        <text:list-item>
          <text:p text:style-name="P19"><text:span text:style-name="Strong_20_Emphasis">Install dependencies</text:span>:</text:p>
          <text:p text:style-name="P2">bash</text:p>
          <text:p text:style-name="P2">Copy code</text:p>
          <text:p text:style-name="P6"><text:span text:style-name="Source_20_Text">npm install</text:span></text:p>
        </text:list-item>
        <text:list-item>
          <text:p text:style-name="P19"><text:span text:style-name="Strong_20_Emphasis">Setup environment variables</text:span>:</text:p>
          <text:p text:style-name="P19">Create a <text:span text:style-name="Source_20_Text">.env</text:span> file in the <text:span text:style-name="Source_20_Text">backend</text:span> directory and add your PostgreSQL credentials and JWT secret:</text:p>
          <text:p text:style-name="P2">env</text:p>
          <text:p text:style-name="P2">Copy code</text:p>
          <text:p text:style-name="P5"><text:span text:style-name="Source_20_Text">DB_NAME=your_database_name</text:span></text:p>
          <text:p text:style-name="P3"><text:span text:style-name="Source_20_Text">DB_USER=your_database_user</text:span></text:p>
          <text:p text:style-name="P3"><text:span text:style-name="Source_20_Text">DB_PASSWORD=your_database_password</text:span></text:p>
          <text:p text:style-name="P3"><text:soft-page-break/><text:span text:style-name="Source_20_Text">DB_HOST=your_database_host</text:span></text:p>
          <text:p text:style-name="P4"><text:span text:style-name="Source_20_Text">JWT_SECRET=your_secret_key</text:span></text:p>
        </text:list-item>
        <text:list-item>
          <text:p text:style-name="P19"><text:span text:style-name="Strong_20_Emphasis">Run the server</text:span>:</text:p>
          <text:p text:style-name="P2">bash</text:p>
          <text:p text:style-name="P2">Copy code</text:p>
          <text:p text:style-name="P6"><text:span text:style-name="Source_20_Text">npm start</text:span></text:p>
        </text:list-item>
      </text:list>
      <text:h text:style-name="Heading_20_3" text:outline-level="3">Frontend Setup</text:h>
      <text:list text:style-name="L28">
        <text:list-item>
          <text:p text:style-name="P20"><text:span text:style-name="Strong_20_Emphasis">Navigate to the frontend directory</text:span>:</text:p>
          <text:p text:style-name="P7">bash</text:p>
          <text:p text:style-name="P7">Copy code</text:p>
          <text:p text:style-name="P8"><text:span text:style-name="Source_20_Text">cd ../frontend</text:span></text:p>
        </text:list-item>
        <text:list-item>
          <text:p text:style-name="P20"><text:span text:style-name="Strong_20_Emphasis">Install dependencies</text:span>:</text:p>
          <text:p text:style-name="P7">bash</text:p>
          <text:p text:style-name="P7">Copy code</text:p>
          <text:p text:style-name="P8"><text:span text:style-name="Source_20_Text">npm install</text:span></text:p>
        </text:list-item>
        <text:list-item>
          <text:p text:style-name="P20"><text:span text:style-name="Strong_20_Emphasis">Run the application</text:span>:</text:p>
          <text:p text:style-name="P7">bash</text:p>
          <text:p text:style-name="P7">Copy code</text:p>
          <text:p text:style-name="P8"><text:span text:style-name="Source_20_Text">npm start</text:span></text:p>
        </text:list-item>
      </text:list>
      <text:p text:style-name="Horizontal_20_Line"/>
      <text:h text:style-name="Heading_20_2" text:outline-level="2">Architecture and Design</text:h>
      <text:h text:style-name="Heading_20_3" text:outline-level="3">High-Level Architecture</text:h>
      <text:p text:style-name="Text_20_body">The application follows a client-server architecture. The frontend (React) interacts with the backend (Node.js and Express) through RESTful APIs. The backend communicates with the PostgreSQL database using Sequelize.</text:p>
      <text:h text:style-name="Heading_20_3" text:outline-level="3">Database Schema</text:h>
      <text:p text:style-name="Text_20_body">The database consists of the following tables:</text:p>
      <text:list text:style-name="L29">
        <text:list-item>
          <text:p text:style-name="P22"><text:span text:style-name="Strong_20_Emphasis">Users</text:span>: Stores user information (id, name, email, password, isAdmin).</text:p>
        </text:list-item>
        <text:list-item>
          <text:p text:style-name="P22"><text:span text:style-name="Strong_20_Emphasis">Products</text:span>: Stores product details (id, name, price, description, image, category, stock).</text:p>
        </text:list-item>
        <text:list-item>
          <text:p text:style-name="P22"><text:span text:style-name="Strong_20_Emphasis">Orders</text:span>: Stores order information (id, userId, totalPrice, isPaid, paidAt, isDelivered, deliveredAt).</text:p>
        </text:list-item>
        <text:list-item>
          <text:p text:style-name="P21"><text:span text:style-name="Strong_20_Emphasis">OrderProducts</text:span>: Join table for orders and products (orderId, productId, quantity).</text:p>
        </text:list-item>
      </text:list>
      <text:p text:style-name="Horizontal_20_Line"/>
      <text:h text:style-name="Heading_20_2" text:outline-level="2"><text:soft-page-break/>Features and Functionality</text:h>
      <text:h text:style-name="Heading_20_3" text:outline-level="3">User Authentication</text:h>
      <text:p text:style-name="Text_20_body">The application uses JWT for user authentication. Users can register, log in, and access protected routes. Passwords are hashed using bcrypt before storing in the database.</text:p>
      <text:h text:style-name="Heading_20_3" text:outline-level="3">Product Management</text:h>
      <text:p text:style-name="Text_20_body">Users can view a list of products and detailed information for each product. Admin users can add, edit, and delete products.</text:p>
      <text:h text:style-name="Heading_20_3" text:outline-level="3">Shopping Cart and Checkout</text:h>
      <text:p text:style-name="Text_20_body">Users can add products to their shopping cart and proceed to checkout. The total price is calculated, and users can complete their purchase through Stripe integration.</text:p>
      <text:p text:style-name="Horizontal_20_Line"/>
      <text:h text:style-name="Heading_20_2" text:outline-level="2">Usage Guide</text:h>
      <text:h text:style-name="Heading_20_3" text:outline-level="3">Navigating the Application</text:h>
      <text:list text:style-name="L30">
        <text:list-item>
          <text:p text:style-name="P24"><text:span text:style-name="Strong_20_Emphasis">Home Page</text:span>: Displays a list of products.</text:p>
        </text:list-item>
        <text:list-item>
          <text:p text:style-name="P24"><text:span text:style-name="Strong_20_Emphasis">Product Page</text:span>: Shows detailed information about a selected product.</text:p>
        </text:list-item>
        <text:list-item>
          <text:p text:style-name="P24"><text:span text:style-name="Strong_20_Emphasis">Cart</text:span>: Shows items in the user's shopping cart.</text:p>
        </text:list-item>
        <text:list-item>
          <text:p text:style-name="P23"><text:span text:style-name="Strong_20_Emphasis">Checkout</text:span>: Allows users to complete their purchase.</text:p>
        </text:list-item>
      </text:list>
      <text:h text:style-name="Heading_20_3" text:outline-level="3">Admin Features</text:h>
      <text:p text:style-name="Text_20_body">Admin users can add new products, edit existing products, and view orders.</text:p>
      <text:p text:style-name="Horizontal_20_Line"/>
      <text:h text:style-name="Heading_20_2" text:outline-level="2">Conclusion</text:h>
      <text:h text:style-name="Heading_20_3" text:outline-level="3">Summary</text:h>
      <text:p text:style-name="Text_20_body">The E-commerce Application provides a comprehensive platform for users to browse products, add items to their cart, and complete purchases. Admin users have additional functionalities to manage products and orders.</text:p>
      <text:h text:style-name="Heading_20_3" text:outline-level="3">Future Enhancements</text:h>
      <text:list text:style-name="L31">
        <text:list-item>
          <text:p text:style-name="P26">Implement user reviews and ratings.</text:p>
        </text:list-item>
        <text:list-item>
          <text:p text:style-name="P26">Add product search and filtering functionality.</text:p>
        </text:list-item>
        <text:list-item>
          <text:p text:style-name="P25">Enhance security with additional authentication methods.</text:p>
        </text:list-item>
      </text:list>
      <text:p text:style-name="Horizontal_20_Line"/>
      <text:h text:style-name="Heading_20_2" text:outline-level="2"><text:soft-page-break/>Appendix</text:h>
      <text:h text:style-name="Heading_20_3" text:outline-level="3">References</text:h>
      <text:list text:style-name="L32">
        <text:list-item>
          <text:p text:style-name="P28">React Documentation</text:p>
        </text:list-item>
        <text:list-item>
          <text:p text:style-name="P28"><text:a xlink:type="simple" xlink:href="https://expressjs.com/" office:target-frame-name="_new" xlink:show="replace" text:style-name="Internet_20_link" text:visited-style-name="Visited_20_Internet_20_Link">Express Documentation</text:a></text:p>
        </text:list-item>
        <text:list-item>
          <text:p text:style-name="P28">Sequelize Documentation</text:p>
        </text:list-item>
        <text:list-item>
          <text:p text:style-name="P27"><text:a xlink:type="simple" xlink:href="https://stripe.com/docs/api" office:target-frame-name="_new" xlink:show="replace" text:style-name="Internet_20_link" text:visited-style-name="Visited_20_Internet_20_Link">Stripe API</text:a></text:p>
        </text:list-item>
      </text:list>
      <text:h text:style-name="Heading_20_3" text:outline-level="3">Glossary</text:h>
      <text:list text:style-name="L33">
        <text:list-item>
          <text:p text:style-name="P30"><text:span text:style-name="Strong_20_Emphasis">API</text:span>: Application Programming Interface</text:p>
        </text:list-item>
        <text:list-item>
          <text:p text:style-name="P30"><text:span text:style-name="Strong_20_Emphasis">CRUD</text:span>: Create, Read, Update, Delete</text:p>
        </text:list-item>
        <text:list-item>
          <text:p text:style-name="P29"><text:span text:style-name="Strong_20_Emphasis">JWT</text:span>: JSON Web Token</text:p>
        </text:list-item>
      </text:list>
      <text:p text:style-name="Horizontal_20_Line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00:54:00.631488537</meta:creation-date>
    <dc:date>2024-07-21T01:04:22.537436222</dc:date>
    <meta:editing-duration>PT10M22S</meta:editing-duration>
    <meta:editing-cycles>1</meta:editing-cycles>
    <meta:document-statistic meta:table-count="0" meta:image-count="0" meta:object-count="0" meta:page-count="5" meta:paragraph-count="121" meta:word-count="593" meta:character-count="4122" meta:non-whitespace-character-count="3706"/>
    <meta:generator>LibreOffice/24.2.5.2$Linux_X86_64 LibreOffice_project/d6e8b0f3fc6e8af2b00cf4969fd0d2fa45b9a62e</meta:generator>
  </office:meta>
</office:document-meta>
</file>